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PageDirection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text:span>It is used to change the page layout from LTR (left to right) to RTL (right to left) and vice versa.</text:span></text:p>

            
                <text:list xml:id="list_SetPageDirection2" text:continue-numbering="true" text:continue-list="list_SetPageDire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PageDirection5"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ext:span>Selected page layout: </text:span><text:span text:style-name="backtick">LTR</text:span><text:span> or </text:span><text:span text:style-name="backtick">RTL</text:span><text:spa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PageDirection6" text:continue-numbering="true" text:continue-list="list_SetPageDire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PageDirection7" text:continue-numbering="true" text:continue-list="list_SetPageDire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tPageDirection8" text:continue-numbering="true" text:continue-list="list_SetPageDire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tPageDirection9" text:continue-numbering="true" text:continue-list="list_SetPageDire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PageDirection10" text:continue-numbering="true" text:continue-list="list_SetPageDire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tPageDirection3" text:continue-numbering="true" text:continue-list="list_SetPageDirection2" text:style-name="Outline">
                    <text:list-item>
                        <text:list>
                            <text:list-item>
                                <text:h text:style-name="Heading_20_2" text:outline-level="2">Inputs</text:h>
                            </text:list-item>
                        </text:list>
                    </text:list-item>
                </text:list>

                
                            <text:list xml:id="list_SetPageDire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tPageDirection4" text:continue-numbering="true" text:continue-list="list_SetPageDirection3" text:style-name="Outline">
                    <text:list-item>
                        <text:list>
                            <text:list-item>
                                <text:h text:style-name="Heading_20_2" text:outline-level="2">Outputs</text:h>
                            </text:list-item>
                        </text:list>
                    </text:list-item>
                </text:list>

                
                            <text:list xml:id="list_SetPageDire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